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9pt" style:font-size-asian="9pt" style:font-size-complex="9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ize="11pt" fo:font-style="normal" style:font-size-asian="11pt" style:font-style-asian="normal" style:font-size-complex="11pt" style:font-style-complex="normal"/>
    </style:style>
    <style:style style:name="P6" style:family="paragraph" style:parent-style-name="Standard">
      <style:paragraph-properties fo:text-align="start" style:justify-single-word="false"/>
      <style:text-properties fo:font-size="11pt" fo:font-style="italic" style:font-size-asian="11pt" style:font-style-asian="italic" style:font-size-complex="11pt" style:font-style-complex="italic"/>
    </style:style>
    <style:style style:name="P7" style:family="paragraph" style:parent-style-name="Standard">
      <style:paragraph-properties fo:text-align="start" style:justify-single-word="fals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10/03/2006</text:p>
      <text:p text:style-name="P1">CSE 120: Operating Systems</text:p>
      <text:p text:style-name="P2">Homework 1</text:p>
      <text:p text:style-name="P3"/>
      <text:p text:style-name="P4"><text:span text:style-name="T1">1) What is the purpose of interrupts?</text:span></text:p>
      <text:p text:style-name="P5"><text:tab/>To tell the operating system that an event has occurred which requires attention.</text:p>
      <text:p text:style-name="P5"/>
      <text:p text:style-name="P6">What is the difference between a trap and an interrupt?</text:p>
      <text:p text:style-name="P5"><text:tab/>A trap is software generated, while an interrupt is hardware generated.</text:p>
      <text:p text:style-name="P5"/>
      <text:p text:style-name="P6">Can traps be generated intentionally by a user program?</text:p>
      <text:p text:style-name="P5"><text:tab/>Yes.</text:p>
      <text:p text:style-name="P6"/>
      <text:p text:style-name="P6">If so, for what purpose?</text:p>
      <text:p text:style-name="P5"><text:tab/>To cause a switch into kernel mode in order to execute a system call or handle a software event.</text:p>
      <text:p text:style-name="P6"/>
      <text:p text:style-name="P6"/>
      <text:p text:style-name="P6">2) Compare and contract between the two common models of inter-process communication.</text:p>
      <text:p text:style-name="P5">Shared memory:</text:p>
      <text:p text:style-name="P5"><text:tab/>Maximum speed and convenience since the processes read/write directly from memory.</text:p>
      <text:p text:style-name="P5"><text:tab/>Only requires system calls and kernel intervention for initial setup.</text:p>
      <text:p text:style-name="P5"><text:tab/>Requires synchronization between processes since they are touching the same data concurrently.</text:p>
      <text:p text:style-name="P5"><text:tab/>Operating system effectively removes the restriction that only one process can write to a section of memory, so now it is programmer's job to make sure nothing goes wrong, there is no backups.</text:p>
      <text:p text:style-name="P5"/>
      <text:p text:style-name="P5">Message passing:</text:p>
      <text:p text:style-name="P5"><text:tab/>Useful for smaller amounts of data exchange.</text:p>
      <text:p text:style-name="P5"><text:tab/>Don't need to worry about conflicts.</text:p>
      <text:p text:style-name="P5"><text:tab/>Take more time because they require system calls which go through the kernel.</text:p>
      <text:p text:style-name="P5"><text:tab/>Trade off between constant length messages which makes the system implementation straightforward but programming difficult and variable length messages which are complex to implement at the system level but easy to work with for the programmer.</text:p>
      <text:p text:style-name="P5"><text:tab/>Issues with synchronous vs. asynchronous communication, blocking vs. non-blocking.</text:p>
      <text:p text:style-name="P6"/>
      <text:p text:style-name="P6"/>
      <text:p text:style-name="P6">3) Describe the actions taken by a kernel to context-switch between processes.</text:p>
      <text:p text:style-name="P6"><text:tab/><text:span text:style-name="T2">The kernel saves the context of the old process in its Process Control Block (PCB) and loads the saved context of the new process scheduled to run. The PCB contains all the information necessary to capture the state and information associated with a process. In particular, it holds the process state, program counter, CPU registers, scheduling information, memory, accounting, and IO status.</text:span></text:p>
      <text:p text:style-name="P6"/>
      <text:p text:style-name="P6"/>
      <text:p text:style-name="P6">4) List two challenges an OS faces when passing parameters between user and kernel mode. Describe how an OS can overcome them.</text:p>
      <text:p text:style-name="P6"><text:tab/><text:span text:style-name="T2">There's not many safe places that can be used for passing information. For example, kernel memory can't be used because the user program might taint it. Also, the operating system doesn't want the user to have all the information of what makes up a file because then it could freely alter the internal details. The parameter being passed in needs to be identified uniquely because there may be many instances of the same programming running. The operating system overcomes this by using handles, or descriptors, which can be as simple as a number, to index into a table of resources that it manages. This allows the kernel to have all the control when it comes to resource management while still giving the user the capability to accomplish what they need through an interface that uses the resource descriptors.</text:span></text:p>
      <text:p text:style-name="P6"/>
      <text:p text:style-name="P6"/>
      <text:p text:style-name="P6">5) Give 2 reasons why memory protection is so critical for an operating system.</text:p>
      <text:p text:style-name="P5"><text:tab/>To protect programs from each other and to protect the operating system from user programs. For example one program might try to alter the stack of another running process.</text:p>
      <text:p text:style-name="P5"/>
      <text:p text:style-name="P6">What kinds of protection must a typical operating system provide?</text:p>
      <text:p text:style-name="P5"><text:tab/>Constricting programs to their address space. Monitoring access to files, network, and other input/output. Direct manipulation of memory management hardware requires privileged instructions.</text:p>
      <text:p text:style-name="P6"/>
      <text:p text:style-name="P6"/>
      <text:p text:style-name="P7"><text:span text:style-name="T3">6) What would be the expected behavior if a privileged instruction is executed in user mode? In a typical operating system, should there be a privileged instruction to switch to kernel mode?</text:span></text:p>
      <text:p text:style-name="P7"><text:tab/>The CPU will not allow the instruction to be executed, a hardware fault will occur, and the program will most likely crash because of it.</text:p>
      <text:p text:style-name="P7"><text:tab/>Having a privileged instruction to switch to kernel mode does not make sense because you'd have to already be in privileged mode to execute it. This catch-22 sort of situation is the reason why the mode switch must be done in kernel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6-09-30T14:49:22</meta:creation-date>
    <dc:date>2006-10-03T02:57:09</dc:date>
    <dc:language>en-US</dc:language>
    <meta:editing-cycles>45</meta:editing-cycles>
    <meta:editing-duration>PT5H27M51S</meta:editing-duration>
    <meta:user-defined meta:name="Info 1"/>
    <meta:user-defined meta:name="Info 2"/>
    <meta:user-defined meta:name="Info 3"/>
    <meta:user-defined meta:name="Info 4"/>
    <meta:document-statistic meta:table-count="0" meta:image-count="0" meta:object-count="0" meta:page-count="2" meta:paragraph-count="35" meta:word-count="655" meta:character-count="4013"/>
  </office:meta>
</office:document-meta>
</file>